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2000000258F6AEE96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lyt-numdark-title">
      <style:graphic-properties fo:min-height="3.506cm"/>
    </style:style>
    <style:style style:name="pr2" style:family="presentation" style:parent-style-name="lyt-numdark-outline1">
      <style:graphic-properties fo:min-height="12.086cm"/>
    </style:style>
    <style:style style:name="pr3" style:family="presentation" style:parent-style-name="lyt-numdark-notes">
      <style:graphic-properties draw:fill-color="#ffffff" fo:min-height="13.364cm"/>
    </style:style>
    <style:style style:name="pr4" style:family="presentation" style:parent-style-name="lyt-numdark-title">
      <style:graphic-properties draw:fill-color="#ffffff" draw:auto-grow-height="true" fo:min-height="3.506cm"/>
    </style:style>
    <style:style style:name="pr5" style:family="presentation" style:parent-style-name="lyt-numdark-outline1">
      <style:graphic-properties draw:fill-color="#ffffff" draw:auto-grow-height="true" fo:min-height="12.086cm"/>
    </style:style>
    <style:style style:name="pr6" style:family="presentation" style:parent-style-name="lyt-numdark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“Pet Projects”</text:p>
          </draw:text-box>
        </draw:frame>
        <draw:frame presentation:style-name="pr2" draw:text-style-name="P1" draw:layer="layout" svg:width="24.1cm" svg:height="12.086cm" svg:x="2cm" svg:y="5.314cm" presentation:class="outline" presentation:user-transformed="true">
          <draw:text-box>
            <text:p text:style-name="P1"/>
            <text:p text:style-name="P1"/>
            <text:p text:style-name="P1">Ruth Mills</text:p>
            <text:p text:style-name="P1">Java Lead Developer</text:p>
            <text:p text:style-name="P1">Connect Group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numdark" presentation:presentation-page-layout-name="AL1T1" xml:id="id2" draw:id="id2">
        <office:forms form:automatic-focus="false" form:apply-design-mode="false"/>
        <draw:frame presentation:style-name="pr4" draw:text-style-name="P2" draw:layer="layout" svg:width="25.199cm" svg:height="3.506cm" svg:x="1.401cm" svg:y="1.5cm" presentation:class="title" presentation:user-transformed="true">
          <draw:text-box>
            <text:p>“Pet Projects”</text:p>
          </draw:text-box>
        </draw:frame>
        <draw:frame presentation:style-name="pr5" draw:text-style-name="P3" draw:layer="layout" svg:width="24.1cm" svg:height="13.097cm" svg:x="2cm" svg:y="5.314cm" presentation:class="outline" presentation:user-transformed="true">
          <draw:text-box>
            <text:list text:style-name="L2">
              <text:list-item>
                <text:p text:style-name="P3">Projects done at home outside of work</text:p>
              </text:list-item>
              <text:list-item>
                <text:p text:style-name="P3">Learn new skills/technologies</text:p>
              </text:list-item>
              <text:list-item>
                <text:p text:style-name="P3">Expand on skills/technologies used in work</text:p>
              </text:list-item>
              <text:list-item>
                <text:p text:style-name="P3">OK to do in an ad-hoc manner</text:p>
              </text:list-item>
              <text:list-item>
                <text:p text:style-name="P3">OK to fail</text:p>
              </text:list-item>
              <text:list-item>
                <text:p text:style-name="P3">Good to learn how “not” to do things</text:p>
              </text:list-item>
              <text:list-item>
                <text:p text:style-name="P3">Good for experimenting and trying out new architectures and design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" xml:id="id3" draw:id="id3">
        <office:forms form:automatic-focus="false" form:apply-design-mode="false"/>
        <draw:frame presentation:style-name="pr1" draw:layer="layout" svg:width="25.199cm" svg:height="3.506cm" svg:x="1cm" svg:y="1.4cm" presentation:class="title" presentation:user-transformed="true">
          <draw:text-box>
            <text:p>Some things I've learned/expanded on</text:p>
          </draw:text-box>
        </draw:frame>
        <draw:frame presentation:style-name="pr2" draw:layer="layout" svg:width="24.1cm" svg:height="13.597cm" svg:x="2cm" svg:y="5.314cm" presentation:class="outline" presentation:user-transformed="true">
          <draw:text-box>
            <text:list text:style-name="L2">
              <text:list-item>
                <text:p>Spring Framework, SpringMVC and Struts 2</text:p>
              </text:list-item>
              <text:list-item>
                <text:p>Hibernate</text:p>
              </text:list-item>
              <text:list-item>
                <text:p>eXist-db / XQuery / XSLT</text:p>
              </text:list-item>
              <text:list-item>
                <text:p>PostgreSQL and MongoDB</text:p>
              </text:list-item>
              <text:list-item>
                <text:p>Jenkins and Maven</text:p>
              </text:list-item>
              <text:list-item>
                <text:p>Javascript, jQuery and CSS</text:p>
              </text:list-item>
              <text:list-item>
                <text:p>JBoss, GlassFish, Jetty and Tomcat</text:p>
              </text:list-item>
              <text:list-item>
                <text:p>Linux and Apache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1T1" xml:id="id4" draw:id="id4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Open Source is ideal</text:p>
          </draw:text-box>
        </draw:frame>
        <draw:frame presentation:style-name="pr2" draw:layer="layout" svg:width="24.1cm" svg:height="12.086cm" svg:x="2cm" svg:y="5.314cm" presentation:class="outline">
          <draw:text-box>
            <text:list text:style-name="L2">
              <text:list-item>
                <text:p>Free to download and use</text:p>
              </text:list-item>
              <text:list-item>
                <text:p>Source code available if required</text:p>
              </text:list-item>
              <text:list-item>
                <text:p>Able to take part and give back to the community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1T1" xml:id="id5" draw:id="id5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ase Study 1 – Salon Guinea Pig</text:p>
          </draw:text-box>
        </draw:frame>
        <draw:frame presentation:style-name="pr2" draw:layer="layout" svg:width="24.1cm" svg:height="13.621cm" svg:x="2cm" svg:y="5.314cm" presentation:class="outline" presentation:user-transformed="true">
          <draw:text-box>
            <text:list text:style-name="L2">
              <text:list-item>
                <text:p>Originally developed in the summer of 2008 as a pet project to help improve my skills in eXist-db, XQuery, XSLT and Struts 2</text:p>
              </text:list-item>
              <text:list-item>
                <text:p>Design evolved and refined over the years, particularly to cope with increased number of users (requiring optimisation to XQuery code)</text:p>
              </text:list-item>
              <text:list-item>
                <text:p>Most recent change was to just load all data into RAM and use Java to query and sort, which gave a massive performance improvement over the old XQuery code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1T1" xml:id="id6" draw:id="id6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ase Study 2 – Salon Alchemy</text:p>
          </draw:text-box>
        </draw:frame>
        <draw:frame presentation:style-name="pr2" draw:layer="layout" svg:width="24.1cm" svg:height="15.883cm" svg:x="2cm" svg:y="5.314cm" presentation:class="outline" presentation:user-transformed="true">
          <draw:text-box>
            <text:list text:style-name="L2">
              <text:list-item>
                <text:p>CMS for hair and beauty salon websites</text:p>
              </text:list-item>
              <text:list-item>
                <text:p>Client database and on-line appointment booking (not finished and probably never will)</text:p>
              </text:list-item>
              <text:list-item>
                <text:p>Originally started in March 2009 when away from work when wife Sonia was in hospital in Yorkshire for several days</text:p>
              </text:list-item>
              <text:list-item>
                <text:p>I later took a break of 10 months between roles (November 2009 to August 2010) to develop the system and do freelance web design work using my CM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1T1" xml:id="id7" draw:id="id7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ase Study 2 – Salon Alchemy</text:p>
          </draw:text-box>
        </draw:frame>
        <draw:frame presentation:style-name="pr2" draw:layer="layout" svg:width="24.1cm" svg:height="15.883cm" svg:x="2cm" svg:y="5.314cm" presentation:class="outline" presentation:user-transformed="true">
          <draw:text-box>
            <text:list text:style-name="L2">
              <text:list-item>
                <text:p>Uses Spring Framework, Struts 2, eXist-db, Hibernate, PostgreSQL</text:p>
              </text:list-item>
              <text:list-item>
                <text:p>Deployed to GlassFish on CentOS Linux</text:p>
              </text:list-item>
              <text:list-item>
                <text:p>Uses Spring custom scopes to pull account name off URL. Has a unique PostgreSQL instance for each account, together with its own Hibernate instance.</text:p>
              </text:list-item>
              <text:list-item>
                <text:p>Uses both an SQL database (PostgreSQL) with Hibernate, and an XML database (eXist-db)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1T1" xml:id="id8" draw:id="id8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ase Study 2 – Salon Alchemy</text:p>
          </draw:text-box>
        </draw:frame>
        <draw:frame presentation:style-name="pr2" draw:layer="layout" svg:width="24.1cm" svg:height="13.121cm" svg:x="2cm" svg:y="5.314cm" presentation:class="outline" presentation:user-transformed="true">
          <draw:text-box>
            <text:list text:style-name="L2">
              <text:list-item>
                <text:p>Uses XQuery and XSLT to generate web page content</text:p>
              </text:list-item>
              <text:list-item>
                <text:p>Changes made include performance optimisations (e.g. caching web pages on the local filesystem once generated via XQuery, load balancing 3 x GlassFish server instances), and adding new functionality (e.g. replacing the TinyMCE text editor with Redactor, which allows easy uploads of images, documents, etc)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dark" presentation:presentation-page-layout-name="AL1T1" xml:id="id9" draw:id="id9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What I've learned</text:p>
          </draw:text-box>
        </draw:frame>
        <draw:frame presentation:style-name="pr2" draw:layer="layout" svg:width="24.1cm" svg:height="14.621cm" svg:x="2cm" svg:y="5.314cm" presentation:class="outline" presentation:user-transformed="true">
          <draw:text-box>
            <text:list text:style-name="L2">
              <text:list-item>
                <text:p>How to install, configure and maintain a Linux server running CentOS</text:p>
              </text:list-item>
              <text:list-item>
                <text:p>How to configure Apache, inc. load balancing</text:p>
              </text:list-item>
              <text:list-item>
                <text:p>How to run and maintain Java applications on a variety of different app servers</text:p>
              </text:list-item>
              <text:list-item>
                <text:p>How to run my own SVN repository</text:p>
              </text:list-item>
              <text:list-item>
                <text:p>Problem-solving skills – e.g. how to use Google to research bugs and problems online, how to use VisualVM to diagnose memory/performance issues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Unix OpenOffice.org_project/401m5$Build-9714</meta:generator>
    <dc:title>Numbers on Dark Background</dc:title>
    <dc:description>Presentation Layout Template</dc:description>
    <meta:creation-date>2015-01-12T16:29:14</meta:creation-date>
    <dc:language>en-US</dc:language>
    <meta:editing-cycles>12</meta:editing-cycles>
    <meta:editing-duration>P1DT1H2M33S</meta:editing-duration>
    <meta:initial-creator>Ruth Mills</meta:initial-creator>
    <dc:date>2015-01-13T18:53:18</dc:date>
    <dc:creator>Ruth Mills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Numbers on Dark Background" xlink:href="../../../../Applications/OpenOffice.app/Contents/share/template/en-US/layout/lyt-numdark.otp" meta:date="2008-04-28T16:46:48"/>
  </office:meta>
</office:document-meta>
</file>